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f1ff" officeooo:paragraph-rsid="0004f1ff"/>
    </style:style>
    <style:style style:name="P2" style:family="paragraph" style:parent-style-name="Standard" style:list-style-name="L1">
      <style:text-properties officeooo:rsid="00062569" officeooo:paragraph-rsid="00062569"/>
    </style:style>
    <style:style style:name="P3" style:family="paragraph" style:parent-style-name="Standard">
      <style:text-properties officeooo:rsid="00062569" officeooo:paragraph-rsid="00062569"/>
    </style:style>
    <style:style style:name="P4" style:family="paragraph" style:parent-style-name="Standard" style:list-style-name="L2">
      <style:text-properties officeooo:rsid="00062569" officeooo:paragraph-rsid="00062569"/>
    </style:style>
    <style:style style:name="P5" style:family="paragraph" style:parent-style-name="Standard" style:list-style-name="L3">
      <style:text-properties officeooo:rsid="00069a3f" officeooo:paragraph-rsid="00069a3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e notes on Software Licensing from the link (<text:a xlink:type="simple" xlink:href="https://www.lawble.co.uk/software-licensing-laws/" text:style-name="Internet_20_link" text:visited-style-name="Visited_20_Internet_20_Link">https://www.lawble.co.uk/software-licensing-laws/</text:a>):</text:p>
      <text:p text:style-name="P3">What are software licenses?</text:p>
      <text:list xml:id="list1355353312" text:style-name="L1">
        <text:list-item>
          <text:p text:style-name="P2">Software licensing is a legal framework that dictates how software can be used, distributed, and modified – every piece of software (both closed and open source) comes with a license agreement on what users can/cannot do with it</text:p>
        </text:list-item>
      </text:list>
      <text:p text:style-name="P3">What are the different software licenses?</text:p>
      <text:list xml:id="list2634134468" text:style-name="L2">
        <text:list-item>
          <text:p text:style-name="P4">Exclusive licenses – allow the licensee to use the software to the exclusion of all others, including the licensor</text:p>
        </text:list-item>
        <text:list-item>
          <text:p text:style-name="P4">Sole licenses – permits the licensor to continue using the software while granting rights to the licensee. It differs from exclusive because it allows both the licensor and licensee to use the software</text:p>
        </text:list-item>
        <text:list-item>
          <text:p text:style-name="P4">Non-exclusive licenses – these are the most common type of license, permitting the software to be licensed to many users. It usually comes with restrictions on time, number of users, and sometimes even geographical constraints</text:p>
        </text:list-item>
      </text:list>
      <text:p text:style-name="P3">What are the different categories of software licenses?</text:p>
      <text:list xml:id="list1777220577" text:style-name="L3">
        <text:list-item>
          <text:p text:style-name="P5">Single user licenses – for use only on a single device, typically included with boxed software or pre-installed applications</text:p>
        </text:list-item>
        <text:list-item>
          <text:p text:style-name="P5">Volume licenses – allowing the software to be used on multiple devices within an organisation, with terms specifying the number of devices</text:p>
        </text:list-item>
        <text:list-item>
          <text:p text:style-name="P5">General Public Licenses (GPL) – these are used for open source and free software, allowing users to share, modify, and develop the program</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8T12:18:38.443854121</meta:creation-date>
    <meta:generator>LibreOffice/7.3.7.2$Linux_X86_64 LibreOffice_project/30$Build-2</meta:generator>
    <dc:date>2025-10-08T12:43:42.504761038</dc:date>
    <meta:editing-duration>PT12M3S</meta:editing-duration>
    <meta:editing-cycles>4</meta:editing-cycles>
    <meta:document-statistic meta:table-count="0" meta:image-count="0" meta:object-count="0" meta:page-count="1" meta:paragraph-count="11" meta:word-count="216" meta:character-count="1398" meta:non-whitespace-character-count="1193"/>
  </office:meta>
</office:document-meta>
</file>